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990000" fo:font-size="12pt" fo:font-weight="bold" officeooo:rsid="001644c0" officeooo:paragraph-rsid="001644c0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990000" fo:font-size="24pt" fo:font-weight="bold" officeooo:rsid="00104337" officeooo:paragraph-rsid="0011140e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990000" fo:font-size="20pt" fo:font-weight="bold" officeooo:rsid="0011140e" officeooo:paragraph-rsid="0011140e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990000" fo:font-size="16pt" style:text-underline-style="solid" style:text-underline-width="auto" style:text-underline-color="font-color" fo:font-weight="normal" officeooo:rsid="0011140e" officeooo:paragraph-rsid="0011140e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990000" fo:font-size="16pt" style:text-underline-style="solid" style:text-underline-width="auto" style:text-underline-color="font-color" fo:font-weight="normal" officeooo:rsid="00104337" officeooo:paragraph-rsid="00104337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990000" fo:font-size="16pt" style:text-underline-style="none" fo:font-weight="normal" officeooo:rsid="00104337" officeooo:paragraph-rsid="00104337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fo:font-weight="bold" officeooo:rsid="00104337" officeooo:paragraph-rsid="00104337" style:font-size-asian="21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5pt" style:text-underline-style="solid" style:text-underline-width="auto" style:text-underline-color="font-color" fo:font-weight="normal" officeooo:rsid="00104337" officeooo:paragraph-rsid="00104337" style:font-size-asian="13.1000003814697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5pt" style:text-underline-style="none" fo:font-weight="normal" officeooo:rsid="0011140e" officeooo:paragraph-rsid="0011140e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3pt" style:text-underline-style="solid" style:text-underline-width="auto" style:text-underline-color="font-color" fo:font-weight="normal" officeooo:rsid="0011140e" officeooo:paragraph-rsid="001644c0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1140e" officeooo:paragraph-rsid="0011140e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1140e" officeooo:paragraph-rsid="001644c0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normal" officeooo:rsid="00104337" officeooo:paragraph-rsid="00104337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04337" officeooo:paragraph-rsid="0011140e" style:font-size-asian="10.5pt" style:font-weight-asian="bold" style:font-size-complex="12pt" style:font-weight-complex="bold"/>
    </style:style>
    <style:style style:name="P15" style:family="paragraph" style:parent-style-name="Footer">
      <style:text-properties officeooo:rsid="0014e599" officeooo:paragraph-rsid="0014e599"/>
    </style:style>
    <style:style style:name="P16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1140e" officeooo:paragraph-rsid="0011140e" style:font-size-asian="11.3500003814697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92d11" officeooo:paragraph-rsid="00192d11" style:font-size-asian="11.3500003814697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11140e" officeooo:paragraph-rsid="0011140e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192d11" officeooo:paragraph-rsid="0011140e" style:font-size-asian="11.3500003814697pt" style:font-weight-asian="normal" style:font-size-complex="13pt" style:font-weight-complex="normal"/>
    </style:style>
    <style:style style:name="T1" style:family="text">
      <style:text-properties officeooo:rsid="0011140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1140e"/>
    </style:style>
    <style:style style:name="T4" style:family="text">
      <style:text-properties style:text-underline-style="none" style:font-size-asian="11.3500003814697pt"/>
    </style:style>
    <style:style style:name="T5" style:family="text">
      <style:text-properties style:text-underline-style="none" officeooo:rsid="001644c0" style:font-size-asian="11.3500003814697pt"/>
    </style:style>
    <style:style style:name="T6" style:family="text">
      <style:text-properties style:text-underline-style="none" officeooo:rsid="001644c0"/>
    </style:style>
    <style:style style:name="T7" style:family="text">
      <style:text-properties officeooo:rsid="001644c0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130c81"/>
    </style:style>
    <style:style style:name="T10" style:family="text">
      <style:text-properties fo:color="#000000" style:text-underline-style="none" officeooo:rsid="001644c0"/>
    </style:style>
    <style:style style:name="T11" style:family="text">
      <style:text-properties fo:color="#000000" style:text-underline-style="none" officeooo:rsid="00192d1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7"/>
      <text:p text:style-name="P4">Présentation<text:span text:style-name="T2">: </text:span></text:p>
      <text:p text:style-name="P9"/>
      <text:p text:style-name="P10"><text:span text:style-name="T2">Dans le cadre de mon stage, Madame </text:span><text:span text:style-name="T4">Delarue </text:span><text:span text:style-name="T5">professeur documentaliste</text:span><text:span text:style-name="T2"> m'a demandé</text:span><text:span text:style-name="T6">e</text:span><text:span text:style-name="T2"> de faire un Blog culturel pour le Lycée charles de Foucauld. </text:span></text:p>
      <text:p text:style-name="P12"/>
      <text:p text:style-name="P10"><text:span text:style-name="T2">Ce blog permettra un échange avec les éléves, et pourra permettre aux étudiants du lycée de découvrir les critiques sur des oeuvres, films, </text:span><text:span text:style-name="T6">d'arts ou expositions</text:span><text:span text:style-name="T2">.</text:span></text:p>
      <text:p text:style-name="P11"/>
      <text:p text:style-name="P5">Problèmatiqu<text:span text:style-name="T1">e</text:span><text:span text:style-name="T3">:</text:span></text:p>
      <text:p text:style-name="P13"/>
      <text:p text:style-name="P16">Le Lycée Charles de Foucauld <text:span text:style-name="T7">n'a aucun</text:span> blog déjà existant, il me faut donc en créer un de toute piéce et accord avec Madame Delarue. <text:span text:style-name="T7">I</text:span>l <text:span text:style-name="T7">doit être</text:span> simple et <text:span text:style-name="T7">facilement </text:span>administrable.</text:p>
      <text:p text:style-name="P17">Utilisation d'un CMS. Recherche et Comparaison de tout les CMS utilisable pour faire le blog.</text:p>
      <text:p text:style-name="P17"/>
      <text:p text:style-name="P17">Le blog devra être effectué dans les 5 semaines du stage. Un cahier prévisionnel, Diagramme de GANTT, qui montrera ce que je pense effectuer durant les 5 semaines de ce Stage</text:p>
      <text:p text:style-name="P8"/>
      <text:p text:style-name="P5">Solution<text:span text:style-name="T2">:</text:span></text:p>
      <text:p text:style-name="P6"/>
      <text:p text:style-name="P18"><text:span text:style-name="T8">Pour ce projet, je ferai une maquette sur pencil project, que je devrais faire valider par Madame du <text:s/>Delarue, par la suite je présenterai </text:span><text:span text:style-name="T11">un</text:span><text:span text:style-name="T8"> CMS avec leq</text:span><text:span text:style-name="T9">uel, je construirai et hébergerai le blog du lycée. Le coût d</text:span><text:span text:style-name="T11">u CMS</text:span><text:span text:style-name="T9"> sera aussi présenté. Si toute les présentations et demande</text:span><text:span text:style-name="T10">s</text:span><text:span text:style-name="T9"> sont accepté</text:span><text:span text:style-name="T10">es</text:span><text:span text:style-name="T9">, je finaliserai le site, montrerai mon projet </text:span><text:span text:style-name="T10">à madame Delarue.</text:span></text:p>
      <text:p text:style-name="P1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color="#990000" fo:font-size="12pt" fo:font-weight="bold" officeooo:rsid="001644c0" officeooo:paragraph-rsid="001644c0" style:font-size-asian="10.5pt" style:font-weight-asian="bold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fo:color="#990000" fo:font-size="24pt" fo:font-weight="bold" officeooo:rsid="00104337" officeooo:paragraph-rsid="0011140e" style:font-size-asian="21pt" style:font-weight-asian="bold" style:font-size-complex="24pt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990000" fo:font-size="20pt" fo:font-weight="bold" officeooo:rsid="0011140e" officeooo:paragraph-rsid="0011140e" style:font-size-asian="20pt" style:font-weight-asian="bold" style:font-size-complex="20pt" style:font-weight-complex="bold"/>
    </style:style>
    <style:style style:name="MP4" style:family="paragraph" style:parent-style-name="Footer">
      <style:text-properties officeooo:rsid="0014e599" officeooo:paragraph-rsid="0014e599"/>
    </style:style>
    <style:style style:name="MT1" style:family="text">
      <style:text-properties officeooo:rsid="0011140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ricoire Elliot<text:tab/><text:tab/><text:tab/><text:tab/><text:tab/><text:tab/><text:tab/><text:tab/><text:tab/><text:tab/>09/05/2016</text:p>
        <text:p text:style-name="MP1"/>
        <text:p text:style-name="MP2">Cahier des Charges <text:span text:style-name="MT1">du Blog Culturel</text:span></text:p>
        <text:p text:style-name="MP3">Pour le lycée Charles de Foucauld</text:p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3M12S</meta:editing-duration>
    <meta:editing-cycles>8</meta:editing-cycles>
    <meta:generator>LibreOffice/5.0.5.2$Windows_x86 LibreOffice_project/55b006a02d247b5f7215fc6ea0fde844b30035b3</meta:generator>
    <dc:date>2016-05-23T13:22:13.596000000</dc:date>
    <meta:document-statistic meta:table-count="0" meta:image-count="0" meta:object-count="0" meta:page-count="1" meta:paragraph-count="12" meta:word-count="206" meta:character-count="1252" meta:non-whitespace-character-count="1046"/>
    <meta:user-defined meta:name="Info 1"/>
    <meta:user-defined meta:name="Info 2"/>
    <meta:user-defined meta:name="Info 3"/>
    <meta:user-defined meta:name="Info 4"/>
  </office:meta>
</office:document-meta>
</file>